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Info.PropInfo( Name name , int type , Text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Info.getTargetType( PropDef 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Info.apply( NodeState node , BatchedItemOperations itemOps , NodeTypeRegistry ntReg , ReferenceChangeTracker refTrack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ropInfo.apply( NodeImpl node , NamePathResolver resolver , ReferenceChangeTracker refTrack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pInfo.getApplicablePropertyDef( EffectiveNodeType 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Info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